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text-properties style:font-name="FreeSans1" fo:language="it" fo:country="IT" officeooo:rsid="0008dd1f" officeooo:paragraph-rsid="0008dd1f"/>
    </style:style>
    <style:style style:name="P2" style:family="paragraph" style:parent-style-name="Standard">
      <style:text-properties style:font-name="FreeSans1" fo:language="it" fo:country="IT" fo:font-weight="bold" officeooo:rsid="0008dd1f" officeooo:paragraph-rsid="0008dd1f" style:font-weight-asian="bold" style:font-weight-complex="bold"/>
    </style:style>
    <style:style style:name="P3" style:family="paragraph" style:parent-style-name="Standard">
      <style:text-properties style:font-name="FreeSans1" fo:language="it" fo:country="IT" fo:font-weight="bold" officeooo:rsid="0008dd1f" officeooo:paragraph-rsid="0008dd1f" style:font-size-asian="10.5pt" style:font-weight-asian="bold" style:font-weight-complex="bold"/>
    </style:style>
    <style:style style:name="P4" style:family="paragraph" style:parent-style-name="Standard">
      <style:text-properties style:font-name="FreeSans1" fo:language="it" fo:country="IT" fo:font-weight="bold" officeooo:rsid="000bbd03" officeooo:paragraph-rsid="000bbd03" style:font-size-asian="10.5pt" style:font-weight-asian="bold" style:font-weight-complex="bold"/>
    </style:style>
    <style:style style:name="P5" style:family="paragraph" style:parent-style-name="Standard">
      <style:text-properties style:font-name="FreeSans1" fo:language="it" fo:country="IT" fo:font-weight="bold" officeooo:rsid="000c145b" officeooo:paragraph-rsid="000c145b" style:font-size-asian="10.5pt" style:font-weight-asian="bold" style:font-weight-complex="bold"/>
    </style:style>
    <style:style style:name="P6" style:family="paragraph" style:parent-style-name="Standard">
      <style:text-properties style:font-name="FreeSans1" fo:language="it" fo:country="IT" fo:font-weight="bold" officeooo:rsid="000e73e3" officeooo:paragraph-rsid="000e73e3" style:font-size-asian="10.5pt" style:font-weight-asian="bold" style:font-weight-complex="bold"/>
    </style:style>
    <style:style style:name="P7" style:family="paragraph" style:parent-style-name="Standard">
      <style:text-properties style:font-name="FreeSans1" fo:language="it" fo:country="IT" fo:font-weight="bold" officeooo:rsid="001039ce" officeooo:paragraph-rsid="001039ce" style:font-size-asian="10.5pt" style:font-weight-asian="bold" style:font-weight-complex="bold"/>
    </style:style>
    <style:style style:name="P8" style:family="paragraph" style:parent-style-name="Standard">
      <style:text-properties style:font-name="FreeSans1" fo:language="it" fo:country="IT" fo:font-weight="bold" officeooo:rsid="0010cd3d" officeooo:paragraph-rsid="0010cd3d" style:font-size-asian="10.5pt" style:font-weight-asian="bold" style:font-weight-complex="bold"/>
    </style:style>
    <style:style style:name="P9" style:family="paragraph" style:parent-style-name="Standard">
      <style:text-properties style:font-name="FreeSans1" fo:language="it" fo:country="IT" fo:font-weight="bold" officeooo:rsid="0011f954" officeooo:paragraph-rsid="0011f954" style:font-size-asian="10.5pt" style:font-weight-asian="bold" style:font-weight-complex="bold"/>
    </style:style>
    <style:style style:name="P10" style:family="paragraph" style:parent-style-name="Standard">
      <style:text-properties style:font-name="FreeSans1" fo:language="it" fo:country="IT" fo:font-weight="bold" officeooo:rsid="001328a9" officeooo:paragraph-rsid="001328a9" style:font-size-asian="10.5pt" style:font-weight-asian="bold" style:font-weight-complex="bold"/>
    </style:style>
    <style:style style:name="P11" style:family="paragraph" style:parent-style-name="Standard">
      <style:text-properties style:font-name="FreeSans1" fo:language="it" fo:country="IT" fo:font-weight="normal" officeooo:rsid="0008dd1f" officeooo:paragraph-rsid="0008dd1f" style:font-size-asian="10.5pt" style:font-weight-asian="normal" style:font-weight-complex="normal"/>
    </style:style>
    <style:style style:name="P12" style:family="paragraph" style:parent-style-name="Standard">
      <style:text-properties style:font-name="FreeSans1" fo:language="it" fo:country="IT" fo:font-weight="normal" officeooo:rsid="002faa40" officeooo:paragraph-rsid="0008dd1f" style:font-size-asian="10.5pt" style:font-weight-asian="normal" style:font-weight-complex="normal"/>
    </style:style>
    <style:style style:name="P13" style:family="paragraph" style:parent-style-name="Standard">
      <style:text-properties style:font-name="FreeSans1" fo:language="it" fo:country="IT" fo:font-weight="normal" officeooo:rsid="000bbd03" officeooo:paragraph-rsid="000bbd03" style:font-size-asian="10.5pt" style:font-weight-asian="normal" style:font-weight-complex="normal"/>
    </style:style>
    <style:style style:name="P14" style:family="paragraph" style:parent-style-name="Standard">
      <style:text-properties style:font-name="FreeSans1" fo:language="it" fo:country="IT" fo:font-weight="normal" officeooo:rsid="000c145b" officeooo:paragraph-rsid="000c145b" style:font-size-asian="10.5pt" style:font-weight-asian="normal" style:font-weight-complex="normal"/>
    </style:style>
    <style:style style:name="P15" style:family="paragraph" style:parent-style-name="Standard">
      <style:text-properties style:font-name="FreeSans1" fo:language="it" fo:country="IT" fo:font-weight="normal" officeooo:rsid="001039ce" officeooo:paragraph-rsid="001039ce" style:font-size-asian="10.5pt" style:font-weight-asian="normal" style:font-weight-complex="normal"/>
    </style:style>
    <style:style style:name="P16" style:family="paragraph" style:parent-style-name="Standard">
      <style:text-properties style:font-name="FreeSans1" fo:language="it" fo:country="IT" fo:font-weight="normal" officeooo:rsid="001039ce" officeooo:paragraph-rsid="0010cd3d" style:font-size-asian="10.5pt" style:font-weight-asian="normal" style:font-weight-complex="normal"/>
    </style:style>
    <style:style style:name="P17" style:family="paragraph" style:parent-style-name="Standard">
      <style:text-properties style:font-name="FreeSans1" fo:language="it" fo:country="IT" fo:font-weight="normal" officeooo:rsid="0010cd3d" officeooo:paragraph-rsid="0010cd3d" style:font-size-asian="10.5pt" style:font-weight-asian="normal" style:font-weight-complex="normal"/>
    </style:style>
    <style:style style:name="P18" style:family="paragraph" style:parent-style-name="Standard">
      <style:text-properties style:font-name="FreeSans1" fo:language="it" fo:country="IT" fo:font-weight="normal" officeooo:rsid="0011f954" officeooo:paragraph-rsid="0011f954" style:font-size-asian="10.5pt" style:font-weight-asian="normal" style:font-weight-complex="normal"/>
    </style:style>
    <style:style style:name="P19" style:family="paragraph" style:parent-style-name="Standard">
      <style:text-properties style:font-name="FreeSans1" fo:language="it" fo:country="IT" fo:font-weight="normal" officeooo:rsid="001328a9" officeooo:paragraph-rsid="001328a9" style:font-size-asian="10.5pt" style:font-weight-asian="normal" style:font-weight-complex="normal"/>
    </style:style>
    <style:style style:name="P20" style:family="paragraph" style:parent-style-name="Standard">
      <style:text-properties style:font-name="FreeSans1" fo:language="it" fo:country="IT" fo:font-weight="normal" officeooo:rsid="001328a9" officeooo:paragraph-rsid="0014c9fd" style:font-size-asian="10.5pt" style:font-weight-asian="normal" style:font-weight-complex="normal"/>
    </style:style>
    <style:style style:name="P21" style:family="paragraph" style:parent-style-name="Standard">
      <style:text-properties style:font-name="FreeSans1" fo:language="it" fo:country="IT" fo:font-weight="normal" officeooo:rsid="002faa40" officeooo:paragraph-rsid="0008dd1f" style:font-weight-asian="normal" style:font-weight-complex="normal"/>
    </style:style>
    <style:style style:name="P22" style:family="paragraph" style:parent-style-name="Standard">
      <style:text-properties style:font-name="FreeSans1" fo:language="it" fo:country="IT" fo:font-weight="normal" officeooo:rsid="001328a9" officeooo:paragraph-rsid="001328a9" style:font-name-asian="Droid Sans Fallback" style:font-size-asian="10.5pt" style:font-weight-asian="normal" style:font-name-complex="FreeSans2" style:font-weight-complex="normal"/>
    </style:style>
    <style:style style:name="P23" style:family="paragraph" style:parent-style-name="Standard">
      <style:text-properties style:font-name="FreeSans1" fo:language="it" fo:country="IT" fo:font-weight="normal" officeooo:rsid="001328a9" officeooo:paragraph-rsid="0014c9fd" style:font-size-asian="10.5pt" style:font-weight-asian="normal" style:font-weight-complex="normal"/>
    </style:style>
    <style:style style:name="P24" style:family="paragraph" style:parent-style-name="Standard">
      <style:text-properties style:font-name="FreeSans1" fo:language="it" fo:country="IT" fo:font-weight="normal" officeooo:rsid="00162b1d" officeooo:paragraph-rsid="00162b1d" style:font-size-asian="10.5pt" style:font-weight-asian="normal" style:font-weight-complex="normal"/>
    </style:style>
    <style:style style:name="P25" style:family="paragraph" style:parent-style-name="Standard">
      <style:text-properties style:font-name="FreeSans1" fo:language="it" fo:country="IT" fo:font-weight="normal" officeooo:rsid="00169e03" officeooo:paragraph-rsid="00169e03" style:font-size-asian="10.5pt" style:font-weight-asian="normal" style:font-weight-complex="normal"/>
    </style:style>
    <style:style style:name="P26" style:family="paragraph" style:parent-style-name="Standard">
      <style:text-properties style:font-name="FreeSans1" fo:language="it" fo:country="IT" fo:font-weight="normal" officeooo:rsid="00169e03" officeooo:paragraph-rsid="00188b52" style:font-size-asian="10.5pt" style:font-weight-asian="normal" style:font-weight-complex="normal"/>
    </style:style>
    <style:style style:name="P27" style:family="paragraph" style:parent-style-name="Standard">
      <style:text-properties style:font-name="FreeSans1" fo:language="it" fo:country="IT" fo:font-weight="bold" officeooo:rsid="0014c9fd" officeooo:paragraph-rsid="0014c9fd" style:font-size-asian="10.5pt" style:font-weight-asian="bold" style:font-weight-complex="bold"/>
    </style:style>
    <style:style style:name="P28" style:family="paragraph" style:parent-style-name="Standard">
      <style:text-properties style:font-name="FreeSans1" fo:language="it" fo:country="IT" fo:font-weight="bold" officeooo:rsid="00162b1d" officeooo:paragraph-rsid="00162b1d" style:font-size-asian="10.5pt" style:font-weight-asian="bold" style:font-weight-complex="bold"/>
    </style:style>
    <style:style style:name="P29" style:family="paragraph" style:parent-style-name="Standard">
      <style:text-properties style:font-name="FreeSans1" fo:language="it" fo:country="IT" fo:font-weight="bold" officeooo:rsid="00169e03" officeooo:paragraph-rsid="00169e03" style:font-size-asian="10.5pt" style:font-weight-asian="bold" style:font-weight-complex="bold"/>
    </style:style>
    <style:style style:name="P30" style:family="paragraph" style:parent-style-name="Standard">
      <style:text-properties style:font-name="FreeSans" fo:language="it" fo:country="IT" fo:font-weight="normal" officeooo:rsid="0014c9fd" officeooo:paragraph-rsid="0014c9fd" style:font-name-asian="FreeSans" style:font-size-asian="10.5pt" style:font-weight-asian="normal" style:font-name-complex="FreeSans" style:font-weight-complex="normal"/>
    </style:style>
    <style:style style:name="P31" style:family="paragraph" style:parent-style-name="Standard">
      <style:text-properties style:font-name="FreeSans" fo:language="it" fo:country="IT" fo:font-weight="bold" officeooo:rsid="0014c9fd" officeooo:paragraph-rsid="0014c9fd" style:font-name-asian="FreeSans" style:font-size-asian="10.5pt" style:font-weight-asian="bold" style:font-name-complex="FreeSans" style:font-weight-complex="bold"/>
    </style:style>
    <style:style style:name="T1" style:family="text">
      <style:text-properties officeooo:rsid="0009b6cf"/>
    </style:style>
    <style:style style:name="T2" style:family="text">
      <style:text-properties officeooo:rsid="000aef7d"/>
    </style:style>
    <style:style style:name="T3" style:family="text">
      <style:text-properties officeooo:rsid="000b0711"/>
    </style:style>
    <style:style style:name="T4" style:family="text">
      <style:text-properties officeooo:rsid="000d6a33"/>
    </style:style>
    <style:style style:name="T5" style:family="text">
      <style:text-properties officeooo:rsid="0010cd3d"/>
    </style:style>
    <style:style style:name="T6" style:family="text">
      <style:text-properties officeooo:rsid="0011f954"/>
    </style:style>
    <style:style style:name="T7" style:family="text">
      <style:text-properties style:font-name="FreeSans" style:font-name-asian="FreeSans" style:font-name-complex="FreeSans"/>
    </style:style>
    <style:style style:name="T8" style:family="text">
      <style:text-properties style:font-name="FreeSans" officeooo:rsid="0014c9fd" style:font-name-asian="FreeSans" style:font-name-complex="FreeSans"/>
    </style:style>
    <style:style style:name="T9" style:family="text">
      <style:text-properties style:font-name-asian="Droid Sans Fallback" style:font-name-complex="FreeSans2"/>
    </style:style>
    <style:style style:name="T10" style:family="text">
      <style:text-properties officeooo:rsid="0014c9fd" style:font-name-asian="Droid Sans Fallback" style:font-name-complex="FreeSans2"/>
    </style:style>
    <style:style style:name="T11" style:family="text">
      <style:text-properties officeooo:rsid="00188b52" style:font-name-asian="Droid Sans Fallback" style:font-name-complex="FreeSans2"/>
    </style:style>
    <style:style style:name="T12" style:family="text">
      <style:text-properties officeooo:rsid="0014c9fd"/>
    </style:style>
    <style:style style:name="T13" style:family="text">
      <style:text-properties style:font-name="FreeSans" officeooo:rsid="00188b52" style:font-name-asian="FreeSans" style:font-name-complex="FreeSan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ECIFICHE</text:p>
      <text:p text:style-name="P2"/>
      <text:p text:style-name="P2">1. LISTE</text:p>
      <text:p text:style-name="P1">- Una lista è una sequenza finita, anche vuota, di elementi dello stesso tipo.</text:p>
      <text:p text:style-name="P1">- Gli elementi possono comparire anche più volte, a differenza dell'insieme.</text:p>
      <text:p text:style-name="P1">- Gli elementi vengono definiti atomi o nodi.</text:p>
      <text:p text:style-name="P1">- E' possibile accedere solo al primo elemento della sequenza, per accedere agli altri bisogna <text:tab/>scandire gli elementi che lo precedono.</text:p>
      <text:p text:style-name="P1">- La lista è una struttura dati dinamica, è possibile variarne dinamicamente la dimensione.</text:p>
      <text:p text:style-name="P1"/>
      <text:p text:style-name="P3">1.1 Specifica sintattica</text:p>
      <text:p text:style-name="P21">Tipi: lista, posizione, boolean, tipoelem</text:p>
      <text:p text:style-name="P21"/>
      <text:p text:style-name="P21">Operatori:</text:p>
      <text:p text:style-name="P21">– crealista : () → lista</text:p>
      <text:p text:style-name="P21">- listavuota : ( lista) → boolean</text:p>
      <text:p text:style-name="P21">– leggilista : (posizione, lista) → tipoelem</text:p>
      <text:p text:style-name="P21">– scrivilista : (tipoelem,posizione,lista) → lista</text:p>
      <text:p text:style-name="P21">– primolista : (lista) → posizione</text:p>
      <text:p text:style-name="P21">– finelista : (posizione, lista) → boolean</text:p>
      <text:p text:style-name="P21">– succlista : (posizione, lista) → posizione</text:p>
      <text:p text:style-name="P21">– predlista : (posizione, lista) → posizione</text:p>
      <text:p text:style-name="P21">– inslista (tipoelem,posizione,lista) → lista</text:p>
      <text:p text:style-name="P12">– canclista : (posizione, lista) → lista</text:p>
      <text:p text:style-name="P12"/>
      <text:p text:style-name="P3">1.2 Specifica semantica</text:p>
      <text:p text:style-name="P11">Tipi:</text:p>
      <text:p text:style-name="P11">- lista: insieme delle sequenze l = &lt;a1,…,an&gt; con n &gt;= 0 di elementi di tipo tipo elem dove l'i-esimo elemento ha valore ai e posizione pos(i)</text:p>
      <text:p text:style-name="P11">- boolean: insieme dei valori verità</text:p>
      <text:p text:style-name="P11"/>
      <text:p text:style-name="P11">Operatori:</text:p>
      <text:p text:style-name="P11">- creaLista() = l'</text:p>
      <text:p text:style-name="P11"><text:tab/>POST: l' = &lt;&gt;</text:p>
      <text:p text:style-name="P11">- listaVuota(l) <text:s/>= b</text:p>
      <text:p text:style-name="P11"><text:tab/>POST: b = VERO se l = &lt;&gt;, altrimenti FALSO</text:p>
      <text:p text:style-name="P11">- leggiLista(p,l) = a</text:p>
      <text:p text:style-name="P11"><text:tab/>PRE: p = pos(i) con 1 &lt;= i &lt;= n</text:p>
      <text:p text:style-name="P11"><text:tab/>POST: a = a(i) (o a = l(i) ? )</text:p>
      <text:p text:style-name="P11">-scriviLista(a,p,l) = l'</text:p>
      <text:p text:style-name="P11"><text:tab/>PRE: p = pos(i) con 1 &lt;= i &lt;= n</text:p>
      <text:p text:style-name="P11"><text:tab/>POST: l' = &lt;a1,…,ai-1,a,ai+1,…,an&gt;</text:p>
      <text:p text:style-name="P11">-primoLista(l) = p</text:p>
      <text:p text:style-name="P11"><text:tab/>POST: p = pos(1)</text:p>
      <text:p text:style-name="P11">-<text:span text:style-name="T1">fineLista(p,l) = b</text:span></text:p>
      <text:p text:style-name="P11"><text:tab/><text:span text:style-name="T1">PRE: p = pos(i) con 1 &lt;= i &lt;= n+1</text:span></text:p>
      <text:p text:style-name="P11"><text:tab/><text:span text:style-name="T1">POST: b = VERO se p = pos(n+1), FALSO altrimenti</text:span></text:p>
      <text:p text:style-name="P11">-<text:span text:style-name="T1">succLista(p,l) = p'</text:span></text:p>
      <text:p text:style-name="P11"><text:tab/><text:span text:style-name="T1">PRE: p = pos(i) con 1&lt;= i &lt;= n</text:span></text:p>
      <text:p text:style-name="P11"><text:tab/><text:span text:style-name="T1">POST: p' = pos(i+1)</text:span></text:p>
      <text:p text:style-name="P11"><text:soft-page-break/>-<text:span text:style-name="T2">precLista(p,l) = p'</text:span></text:p>
      <text:p text:style-name="P11"><text:tab/><text:span text:style-name="T2">PRE: p = pos(i) con 1 &lt;= i &lt;= n</text:span></text:p>
      <text:p text:style-name="P11"><text:tab/><text:span text:style-name="T2">POST: p' = pos(i-1)</text:span></text:p>
      <text:p text:style-name="P11">-<text:span text:style-name="T3">insLista(a,p,l) = l'</text:span></text:p>
      <text:p text:style-name="P11"><text:tab/><text:span text:style-name="T3">PRE: p = pos(i) con 1&lt;= i &lt;= n+1</text:span></text:p>
      <text:p text:style-name="P11"><text:tab/><text:span text:style-name="T3">POST:<text:tab/>se 1&lt;= i &lt;= n allora l' = &lt;a1,…,ai-1,a,ai,ai+1,…,an&gt;</text:span></text:p>
      <text:p text:style-name="P11"><text:tab/><text:tab/><text:tab/><text:span text:style-name="T3">se i = n+1 allora l' = &lt;a1,…,an,a&gt;</text:span></text:p>
      <text:p text:style-name="P11"><text:tab/><text:tab/><text:tab/><text:span text:style-name="T3">se i = 1 e l = &lt;&gt; allora l' = &lt;a&gt;</text:span></text:p>
      <text:p text:style-name="P11"/>
      <text:p text:style-name="P11">-<text:span text:style-name="T3">cancLista(p,l)=l'</text:span></text:p>
      <text:p text:style-name="P11"><text:tab/><text:span text:style-name="T3">PRE: p = pos(i) con 1 &lt;= i &lt;= n</text:span></text:p>
      <text:p text:style-name="P11"><text:tab/><text:span text:style-name="T3">POST: l' = &lt;a1,…,a-1,a+1,…,an&gt;</text:span></text:p>
      <text:p text:style-name="P11"/>
      <text:p text:style-name="P4">1.3 Realizzazione sequenziale con vettore</text:p>
      <text:p text:style-name="P13">Una lista può essere rappresentata da un vettore, poiché il numero di elementi che compongono la lista può variare, si utilizza una variabile PRIMO per indicare dov'e' memorizzato il primo elemento della lista. Si usa un altra variabile LUNGHEZZA per indicare il numero di elementi da cui è composta.</text:p>
      <text:p text:style-name="P13">La banale inserzione o cancellazione di un elemento nella lista pero' causa lo spostamento degli elementi in tutto il vettore.</text:p>
      <text:p text:style-name="P13"/>
      <text:p text:style-name="P4">1.4 Rappresentazione collegata</text:p>
      <text:p text:style-name="P13">L'idea è quella di memorizzare gli elementi della lista associando un riferimento che individua la locazione dell'elemento successivo.</text:p>
      <text:p text:style-name="P13"/>
      <text:p text:style-name="P4">1.5 Rappresentazione collegata con cursori</text:p>
      <text:p text:style-name="P13">Si utilizza sempre un vettore ma il problema dell'inserimento e cancellazione degli elementi viene superato attraverso i riferimenti. I riferimenti vengono <text:s/>realizzati tramite cursori, cioe' variabili il cui valore è interpretato come indice di un vettore.</text:p>
      <text:p text:style-name="P13">Il vettore contiene tutte le liste, ognuna individuata da un proprio cursore iniziale. Tutte le celle libere vengono organizzate in una lista, detta “listalibera”. E' necessario che “listalibera” venga inizializzata all'inizio per collegare tra loro tutte le celle libere del vettore spazio. Rimane comunque il problema connesso agli array di definire una dimensione.</text:p>
      <text:p text:style-name="P13">Gli aggiornamento comunque richiedono un numero limitato di operazioni.</text:p>
      <text:p text:style-name="P13">Rispetto alla rapp. Sequenziale vi è un ulteriore occupazione di memoria per i riferimenti.</text:p>
      <text:p text:style-name="P13"/>
      <text:p text:style-name="P5">1.6 Rappresentazione collegata con puntatori</text:p>
      <text:p text:style-name="P14">Si fa un uso congiunto di puntatori e record, utilizziamo i puntatori per indicare l'indirizzo di locazione di memoria dell'elemento successivo. <text:span text:style-name="T4">Le operazioni disponibili sul puntatore sono l'accesso alla locazione il cui indirizzo è memorizzato nel puntatore, la richiesta di una nuova locazione di memoria e il rilascio della locazione di memoria.</text:span></text:p>
      <text:p text:style-name="P14"/>
      <text:p text:style-name="P6"/>
      <text:p text:style-name="P6"/>
      <text:p text:style-name="P6"/>
      <text:p text:style-name="P6"/>
      <text:p text:style-name="P6"/>
      <text:p text:style-name="P6"/>
      <text:p text:style-name="P6"/>
      <text:p text:style-name="P6"/>
      <text:p text:style-name="P6"><text:soft-page-break/>2. PILE</text:p>
      <text:p text:style-name="P15">Una pila è una sequenza di elementi di un certo tipo in cui è possibile aggiungere o togliere elementi solo daun estremità (testa). Non è possibile accedere a qualsiasi altro elemento che non sia quello in testa</text:p>
      <text:p text:style-name="P15"/>
      <text:p text:style-name="P7">2.1 Specifica sintattica</text:p>
      <text:p text:style-name="P15">Tipi: pila, boolean, tipoelem</text:p>
      <text:p text:style-name="P15"/>
      <text:p text:style-name="P15">Operatori:</text:p>
      <text:p text:style-name="P15">- creaPila:<text:tab/>()<text:tab/>→<text:tab/>pila</text:p>
      <text:p text:style-name="P15">- pilaVuota:<text:tab/>(pila)<text:tab/>→<text:tab/>boolean</text:p>
      <text:p text:style-name="P15">- leggiPila:<text:tab/>(pila)<text:tab/>→<text:tab/>tipoelem</text:p>
      <text:p text:style-name="P15">- fuoriPila:<text:tab/>(pila)<text:tab/>→<text:tab/>pila</text:p>
      <text:p text:style-name="P15">- inPila:<text:tab/>(<text:span text:style-name="T5">tipoelem, </text:span>pila)<text:tab/>→<text:tab/>pila</text:p>
      <text:p text:style-name="P15"/>
      <text:p text:style-name="P7">2.2 Specifica semantica</text:p>
      <text:p text:style-name="P15">Tipi:</text:p>
      <text:p text:style-name="P15">- pila: sequenza di elementi p = &lt;a1,…,an&gt; di tipo tipoelem gestiti con accesso LIFO</text:p>
      <text:p text:style-name="P15">- boolean: insieme dei valori di verità</text:p>
      <text:p text:style-name="P15"/>
      <text:p text:style-name="P15">Operatori:</text:p>
      <text:p text:style-name="P15">- creaPila() = p</text:p>
      <text:p text:style-name="P15"><text:tab/>POST: p = &lt;&gt;</text:p>
      <text:p text:style-name="P15">- pilaVuota(p) = b</text:p>
      <text:p text:style-name="P15"><text:tab/>POST: b = VERO se p = &lt;&gt;, altrimenti FALSO</text:p>
      <text:p text:style-name="P15">-leggiPila(p) = a</text:p>
      <text:p text:style-name="P16"><text:tab/>PRE: <text:span text:style-name="T5">p = &lt;a1,…,an&gt; con n &gt;= 1</text:span></text:p>
      <text:p text:style-name="P15"><text:tab/>POST: a = a1</text:p>
      <text:p text:style-name="P15">-fuoriPila(p) = p'</text:p>
      <text:p text:style-name="P16"><text:tab/>PRE: <text:span text:style-name="T5">p = &lt;a1,…,an&gt; con n &gt;= 1</text:span></text:p>
      <text:p text:style-name="P15"><text:tab/>POST<text:tab/>: p' = &lt;a2,…,an&gt; se n &gt;1, se n = 1 allora p' = &lt;&gt;</text:p>
      <text:p text:style-name="P15">-inPila(a,p) = p'</text:p>
      <text:p text:style-name="P15"><text:tab/><text:span text:style-name="T5">PRE: p = &lt;a1,…,an&gt; con n &gt;= 0</text:span></text:p>
      <text:p text:style-name="P15"><text:tab/><text:span text:style-name="T5">POST: se n &gt; 0 allora p' = &lt;a,a1,…,an&gt;, se n = 0 allora p' = &lt;a&gt;</text:span></text:p>
      <text:p text:style-name="P15"/>
      <text:p text:style-name="P8">2.3 Realizzazione</text:p>
      <text:p text:style-name="P17">La pila è un caso particolare di lista e ogni realizzazione descritta per la lista funziona anche per la pila. Possiamo definire una corrispondenza</text:p>
      <text:p text:style-name="P17"/>
      <text:p text:style-name="P17">creaPila()<text:tab/>→<text:tab/>creaLista()</text:p>
      <text:p text:style-name="P17">pilaVuota(p)<text:tab/>→<text:tab/>listaVuota(p)</text:p>
      <text:p text:style-name="P17">leggiPila(p)<text:tab/>→<text:tab/>leggiLista(primoLista(p),p)</text:p>
      <text:p text:style-name="P17">fuoriPila(p)<text:tab/>→<text:tab/>cancLista(primoLista(p),p)</text:p>
      <text:p text:style-name="P17">inPila(a,p)<text:tab/>→<text:tab/>insLista(a,primoLista(p),p)</text:p>
      <text:p text:style-name="P17"/>
      <text:p text:style-name="P8">2.4 Realizzazione con vettore</text:p>
      <text:p text:style-name="P17">Con questa realizzazione ogni operatore richiede tempo costante per essere eseguito. Questa realizzazione presenta due svantaggi: richiede di determinare a priori un limite al numero max di elementi della pila in quanto bisogna stabilire la dimensione del vettore a priori. Gli elementi vengono memorizzati in ordine inverso mantenendo un cursore alla testa <text:soft-page-break/>della pila, cioè l'ultimo elemento inserito nel vettore, in fondo. Quindi non si richiedono spostamenti per cancellazioni e aggiunte.</text:p>
      <text:p text:style-name="P17"/>
      <text:p text:style-name="P8">2.5 Realizzazione con puntatori</text:p>
      <text:p text:style-name="P17">Come con le liste, utilizziamo un puntatore alla prima cella che sarebbe la testa della pila.</text:p>
      <text:p text:style-name="P1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3. CODE</text:p>
      <text:p text:style-name="P17">Una coda è un tipo astratto simile alla lista che permette di inserire gli elementi in coda e recuperarli dalla testa (FIFO), non è possibile accedere agli altri elementi</text:p>
      <text:p text:style-name="P17"/>
      <text:p text:style-name="P8">3.1 Specifica sintattica</text:p>
      <text:p text:style-name="P17">Tipi: coda, tipoelem, boolean</text:p>
      <text:p text:style-name="P17">Operatori:</text:p>
      <text:p text:style-name="P17">- creaCoda:<text:tab/>()<text:tab/>→<text:tab/>coda</text:p>
      <text:p text:style-name="P17">- codaVuota:<text:tab/>(coda)<text:tab/>→<text:tab/>boolean</text:p>
      <text:p text:style-name="P17">- inCoda:<text:tab/>(tipoelem, coda)<text:tab/>→<text:tab/>coda</text:p>
      <text:p text:style-name="P17">- fuoriCoda:<text:tab/>(coda)<text:tab/>→<text:tab/>coda</text:p>
      <text:p text:style-name="P17">- leggiCoda:<text:tab/>(coda)<text:tab/>→<text:tab/>tipoelem</text:p>
      <text:p text:style-name="P17"/>
      <text:p text:style-name="P8">3.2 Specifica semantica</text:p>
      <text:p text:style-name="P17">Tipi:</text:p>
      <text:p text:style-name="P17">coda: <text:span text:style-name="T6">insieme delle </text:span>sequenz<text:span text:style-name="T6">e</text:span> di elementi P = &lt;a1,…,an&gt; <text:s/><text:span text:style-name="T6">con n &gt;= 0 </text:span>di tipo tipoelem i cui accessi sono gestiti in FIFO</text:p>
      <text:p text:style-name="P17">boolean: insieme dei valori di verità</text:p>
      <text:p text:style-name="P17"/>
      <text:p text:style-name="P18">Operatori:</text:p>
      <text:p text:style-name="P18">- creaCoda() = p</text:p>
      <text:p text:style-name="P18"><text:tab/>POST: p = &lt;&gt;</text:p>
      <text:p text:style-name="P18">- codaVuota(p) = b</text:p>
      <text:p text:style-name="P18"><text:tab/>POST: b = VERO se p = &lt;&gt;, FALSO altrimenti</text:p>
      <text:p text:style-name="P18">- inCoda(a,p) = p'</text:p>
      <text:p text:style-name="P18"><text:tab/>PRE: p = &lt;a1,…,an&gt; con n &gt;= 0</text:p>
      <text:p text:style-name="P18"><text:tab/>POST: se n &gt; 0 allora p' = &lt;a1,…,an,a&gt;, se n = 0 allora p' = &lt;a&gt;</text:p>
      <text:p text:style-name="P18">-fuoriCoda(p) = p'</text:p>
      <text:p text:style-name="P18"><text:tab/>PRE: p = &lt;a1,…,an&gt; con n &gt;= 1</text:p>
      <text:p text:style-name="P18"><text:tab/>POST: se n &gt; 1 allora p' = &lt;a2,…,an&gt;, se n = 1 allora p' = &lt;&gt;</text:p>
      <text:p text:style-name="P18">-leggiCoda(p) = a</text:p>
      <text:p text:style-name="P18"><text:tab/>PRE: p = &lt;a1,…,an&gt; con n &gt;= 1</text:p>
      <text:p text:style-name="P18"><text:tab/>POST: a = a1</text:p>
      <text:p text:style-name="P18"/>
      <text:p text:style-name="P9">3.3 Realizzazione</text:p>
      <text:p text:style-name="P18">In generale la rappresentazione di una coda è analoga a quella di una pila con l'attenzione di garantire l'accesso sia al primo elemento inserito che all'ultimo.</text:p>
      <text:p text:style-name="P18"/>
      <text:p text:style-name="P9">3.4 Realizzazione con vettore circolare</text:p>
      <text:p text:style-name="P18">La rappresentazione di una coda con vettore non è agevole come per le pile, è utile gestire l'array come circolare: Il vettore è inteso di dimensioni maxlung e l'elemento maxlung punterà come successivo al primo elemento del vettore. In questo modo possiamo continuare a cancellare dalla testa e inserire in coda senza dover operare spostamenti tra gli elementi restanti.</text:p>
      <text:p text:style-name="P18"/>
      <text:p text:style-name="P9">3.5 Realizzazione con puntatori</text:p>
      <text:p text:style-name="P18">Garantire l'accesso al primo elemento e ultimo elemento inserito.</text:p>
      <text:p text:style-name="P18"/>
      <text:p text:style-name="P18"/>
      <text:p text:style-name="P18"/>
      <text:p text:style-name="P9"><text:soft-page-break/>4. INSIEMI</text:p>
      <text:p text:style-name="P19">Un insieme è una collezione di elementi di tipo omogeneo. A differenza delle liste gli elementi non sono caratterizzati da una posizione, ne possono apparire più di una volta. La relazione fondamentale è quella di appartenenza.</text:p>
      <text:p text:style-name="P19"/>
      <text:p text:style-name="P10">4.1 Specifica sintattica</text:p>
      <text:p text:style-name="P19">Tipi: insieme, tipoelem, boolean</text:p>
      <text:p text:style-name="P19"/>
      <text:p text:style-name="P19">Operatori:</text:p>
      <text:p text:style-name="P19">- creaInsieme:<text:tab/>()<text:tab/><text:tab/>→<text:tab/><text:tab/>insieme</text:p>
      <text:p text:style-name="P19">-insiemeVuoto:<text:tab/>(insieme)<text:tab/>→<text:tab/><text:tab/>boolean</text:p>
      <text:p text:style-name="P19">-appartiene:<text:tab/><text:tab/>(tipoelem,insieme) →<text:tab/>boolean</text:p>
      <text:p text:style-name="P19">- inserisci:<text:tab/><text:tab/>(tipoelem,insieme) →<text:tab/>insieme</text:p>
      <text:p text:style-name="P19">- cancella:<text:tab/><text:tab/>(tipoelem,insieme) →<text:tab/>insieme</text:p>
      <text:p text:style-name="P19">- unione:<text:tab/><text:tab/>(insieme, insieme) <text:s/>→<text:tab/>insieme</text:p>
      <text:p text:style-name="P19">- intersezione:<text:tab/>(insieme, insieme) <text:s/>→<text:tab/>insieme</text:p>
      <text:p text:style-name="P19">- differenza:<text:tab/><text:tab/>(insieme, insieme) <text:s/>→<text:tab/>insieme</text:p>
      <text:p text:style-name="P19"/>
      <text:p text:style-name="P10">4.2 Specifica semantica</text:p>
      <text:p text:style-name="P19">Tipi:</text:p>
      <text:p text:style-name="P19">- insieme: famiglia di insiemi di elementi di tipo tipoelem</text:p>
      <text:p text:style-name="P19">- booelan: insieme dei valori di verità</text:p>
      <text:p text:style-name="P19"/>
      <text:p text:style-name="P19">Operatori:</text:p>
      <text:p text:style-name="P19">- creaInsieme() = P</text:p>
      <text:p text:style-name="P19"><text:tab/>POST: P = {}</text:p>
      <text:p text:style-name="P19">-insiemeVuoto(p) = b</text:p>
      <text:p text:style-name="P19"><text:tab/>POST: b = VERO se P = {}, altrimenti FALSO</text:p>
      <text:p text:style-name="P19">-appartiene(a,P) = b</text:p>
      <text:p text:style-name="P19"><text:tab/>POST: b = VERO se a <text:span text:style-name="T7">∈</text:span><text:span text:style-name="T9"> P, b = FALSO altrimenti</text:span></text:p>
      <text:p text:style-name="P22">- inserisci(a,P) = P’</text:p>
      <text:p text:style-name="P19"><text:span text:style-name="T9"><text:tab/>PRE: a </text:span><text:span text:style-name="T7">∉</text:span><text:span text:style-name="T9"> P</text:span></text:p>
      <text:p text:style-name="P20"><text:span text:style-name="T9"><text:tab/>POST: P’ = P U {a}, </text:span><text:span text:style-name="T10">se a </text:span><text:span text:style-name="T7">∈</text:span><text:span text:style-name="T9"> </text:span><text:span text:style-name="T10">P allora P’ = P</text:span></text:p>
      <text:p text:style-name="P22">- cancella(a,P) = P’</text:p>
      <text:p text:style-name="P19"><text:span text:style-name="T9"><text:tab/>PRE: a </text:span><text:span text:style-name="T7">∈</text:span><text:span text:style-name="T9"> P</text:span></text:p>
      <text:p text:style-name="P20"><text:span text:style-name="T9"><text:tab/>POST: P’ = P / {a}, </text:span><text:span text:style-name="T10">se a </text:span><text:span text:style-name="T7">∉ </text:span><text:span text:style-name="T8">P allora P’ = P</text:span></text:p>
      <text:p text:style-name="P30">-unione(A,B) = P</text:p>
      <text:p text:style-name="P30"><text:tab/>POST: P = A U B</text:p>
      <text:p text:style-name="P30">- intersezione(A,B) = P</text:p>
      <text:p text:style-name="P30"><text:tab/>POST: P = A ^ B</text:p>
      <text:p text:style-name="P30">- differenza(A,B) = P</text:p>
      <text:p text:style-name="P30"><text:tab/> POST: P = A / B</text:p>
      <text:p text:style-name="P30"/>
      <text:p text:style-name="P27">4.3 Rappresentazione con vettore booleano</text:p>
      <text:p text:style-name="P20"><text:span text:style-name="T12">E’ possibile rappresentare un insieme A i cui elementi sono ad esempio interi in [1,n] attraverso un vettore booleano di bit, il cui k-esimo vaolore sarà VERO se k </text:span><text:span text:style-name="T7">∈ </text:span><text:span text:style-name="T8">A, FALSO altrimenti (vettore caratteristico). </text:span></text:p>
      <text:p text:style-name="P30"/>
      <text:p text:style-name="P31">4.4 Rappresentazione con liste non ordinate</text:p>
      <text:p text:style-name="P20"><text:span text:style-name="T8">L’occupazione di memoria è proporzionale al numero di elementi presenti nell’insieme, </text:span><text:soft-page-break/><text:span text:style-name="T8">l’inserimento avviene in testa alla lista semplice con cui è realizzato l’insieme.</text:span></text:p>
      <text:p text:style-name="P30"/>
      <text:p text:style-name="P31">4.5 <text:s/>Rappresentazione con liste ordinate</text:p>
      <text:p text:style-name="P20"><text:span text:style-name="T8">Se è definita una relazione &lt;= di ordinamento totale sugli elementi dell’insieme, esso può essere rappresentato con una lista ordinata per valori crescenti degli elementi, utilizzando due puntatori che scorrono ognuno su un insieme.</text:span><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8"><text:soft-page-break/>5. DIZIONARI</text:p>
      <text:p text:style-name="P24">I dizionari sono sottotipi di insieme per i quali non si richiedono tutte le operazioni definite sull’insieme. Gli elementi sono generalmente tipi strutturati ai quali si accede per mezzo di un riferimento ad un campo chiave. Gli elementi assumono la forma di una coppia costituita da (chiave, valore). La caratteristica della chiave è legata all’applicazione, il valore associato invece rappresenta l’informazione associata per scopi di gestione.</text:p>
      <text:p text:style-name="P24"/>
      <text:p text:style-name="P24">Le operazioni su un dizionario devono consentire la verifica dell’esistenza di una definita chiave e deve essere possibile l’inserimento di una nuova coppia come pure la cancellazione. In più è necessario fornire operazioni per il recupero delle informazioni valore e la loro modifica.</text:p>
      <text:p text:style-name="P25"/>
      <text:p text:style-name="P29">5.1 Specifica sintattica</text:p>
      <text:p text:style-name="P25">Tipi: dizionario, chiave, valore, boolean</text:p>
      <text:p text:style-name="P25">Operatori:</text:p>
      <text:p text:style-name="P25">- creaDizionario:<text:tab/>()<text:tab/><text:tab/><text:tab/>→<text:tab/>dizionario</text:p>
      <text:p text:style-name="P25">- dizionarioVuoto<text:tab/>(dizionario)<text:tab/><text:tab/>→ <text:tab/>boolean</text:p>
      <text:p text:style-name="P25">- appartiene<text:tab/><text:tab/>(chiave,dizionario)<text:tab/>→<text:tab/>boolean</text:p>
      <text:p text:style-name="P25">- inserisci<text:tab/><text:tab/>(&lt;chiave,valore&gt;,dizionario) →<text:tab/>dizionario</text:p>
      <text:p text:style-name="P25">- cancella<text:tab/><text:tab/>(chiave, dizionario)<text:tab/>→<text:tab/>dizionario</text:p>
      <text:p text:style-name="P25">- recupera<text:tab/><text:tab/>(chiave,dizionario)<text:tab/>→<text:tab/>valore</text:p>
      <text:p text:style-name="P25"/>
      <text:p text:style-name="P29">5.2 Specifica semantica</text:p>
      <text:p text:style-name="P25">Tipi:</text:p>
      <text:p text:style-name="P25">dizionario: famiglia degli insiemi(dizionari) di coppie di tipo &lt;chiave, valore&gt;</text:p>
      <text:p text:style-name="P25">boolean: insieme dei valori di verità</text:p>
      <text:p text:style-name="P25"/>
      <text:p text:style-name="P25">Operatori:</text:p>
      <text:p text:style-name="P25">- creaDizionario = D</text:p>
      <text:p text:style-name="P25"><text:tab/>POST: D = {}</text:p>
      <text:p text:style-name="P25">- dizionarioVuoto(D) = b</text:p>
      <text:p text:style-name="P25"><text:tab/>POST: b = VERO se D = {}, altrimenti FALSO</text:p>
      <text:p text:style-name="P25">- appartiene(k,D) = b</text:p>
      <text:p text:style-name="P25"><text:tab/>POST: b = VERO se esiste una coppia &lt;k’,v’&gt; <text:span text:style-name="T13">∈</text:span><text:span text:style-name="T11"> D per cui k’ = k, FALSO altrimenti</text:span></text:p>
      <text:p text:style-name="P25"><text:span text:style-name="T11">- inserisci(&lt;k,v&gt;,D) = D’</text:span></text:p>
      <text:p text:style-name="P25"><text:span text:style-name="T11"><text:tab/>POST: D’ = D U {&lt;k,v&gt;} se non esista una coppia &lt;k’,v’&gt; tale che k’ = k</text:span></text:p>
      <text:p text:style-name="P25"><text:span text:style-name="T11"><text:tab/><text:tab/> D’ = D U {&lt;k,v&gt;} / {&lt;k’,v’&gt;} se esiste gia’ una coppia &lt;k’,v’&gt; tale che k’ = k<text:tab/></text:span></text:p>
      <text:p text:style-name="P25"><text:span text:style-name="T11">- cancella(k,D) = D’</text:span></text:p>
      <text:p text:style-name="P26"><text:span text:style-name="T11"><text:tab/>PRE: esiste una coppia &lt;k’,v’&gt; <text:s/></text:span><text:span text:style-name="T13">∈</text:span><text:span text:style-name="T11"> D tale che k’ = k</text:span></text:p>
      <text:p text:style-name="P26"><text:span text:style-name="T11"><text:tab/>POST: D’ = D / {&lt;k’,v’&gt;} tale che k = k’</text:span></text:p>
      <text:p text:style-name="P26"><text:span text:style-name="T11">-recupera(k,D) = v</text:span></text:p>
      <text:p text:style-name="P26"><text:span text:style-name="T11"><text:tab/>PRE: esiste una coppia &lt;k’,v’&gt; <text:s/></text:span><text:span text:style-name="T13">∈</text:span><text:span text:style-name="T11"> D tale che k’ = k</text:span></text:p>
      <text:p text:style-name="P26"><text:span text:style-name="T11"><text:tab/>POST: v = 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30T12:05:15.164046854</meta:creation-date>
    <dc:date>2016-07-01T17:33:51.207422338</dc:date>
    <meta:editing-duration>PT27M</meta:editing-duration>
    <meta:editing-cycles>3</meta:editing-cycles>
    <meta:generator>LibreOffice/5.1.2.2$Linux_X86_64 LibreOffice_project/10m0$Build-2</meta:generator>
    <meta:document-statistic meta:table-count="0" meta:image-count="0" meta:object-count="0" meta:page-count="8" meta:paragraph-count="213" meta:word-count="1879" meta:character-count="11084" meta:non-whitespace-character-count="9319"/>
  </office:meta>
</office:document-meta>
</file>